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b5aae" officeooo:paragraph-rsid="001b5aae"/>
    </style:style>
    <style:style style:name="P3" style:family="paragraph" style:parent-style-name="Standard">
      <style:paragraph-properties fo:text-align="center" style:justify-single-word="false"/>
      <style:text-properties officeooo:rsid="001b5aae" officeooo:paragraph-rsid="001b5aae"/>
    </style:style>
    <style:style style:name="P4" style:family="paragraph" style:parent-style-name="Standard">
      <style:text-properties fo:font-style="italic" officeooo:rsid="001b5aae" officeooo:paragraph-rsid="001b5aae" style:font-style-asian="italic" style:font-style-complex="italic"/>
    </style:style>
    <style:style style:name="P5" style:family="paragraph" style:parent-style-name="Standard">
      <style:text-properties officeooo:rsid="001bd351" officeooo:paragraph-rsid="001bd351"/>
    </style:style>
    <style:style style:name="P6" style:family="paragraph" style:parent-style-name="Standard">
      <style:text-properties officeooo:rsid="001bd351" officeooo:paragraph-rsid="001d5741"/>
    </style:style>
    <style:style style:name="P7" style:family="paragraph" style:parent-style-name="Standard">
      <style:text-properties officeooo:rsid="001d5741" officeooo:paragraph-rsid="001d5741"/>
    </style:style>
    <style:style style:name="P8" style:family="paragraph" style:parent-style-name="Standard">
      <style:text-properties officeooo:rsid="001d80ed" officeooo:paragraph-rsid="001d80ed"/>
    </style:style>
    <style:style style:name="P9" style:family="paragraph" style:parent-style-name="Standard">
      <style:text-properties officeooo:rsid="001ee774" officeooo:paragraph-rsid="001ee774"/>
    </style:style>
    <style:style style:name="P10" style:family="paragraph" style:parent-style-name="Standard">
      <style:text-properties officeooo:rsid="001f77a3" officeooo:paragraph-rsid="001f77a3"/>
    </style:style>
    <style:style style:name="P11" style:family="paragraph" style:parent-style-name="Standard">
      <style:text-properties officeooo:rsid="001f77a3" officeooo:paragraph-rsid="002142c5"/>
    </style:style>
    <style:style style:name="P12" style:family="paragraph" style:parent-style-name="Standard">
      <style:text-properties officeooo:rsid="002142c5" officeooo:paragraph-rsid="002142c5"/>
    </style:style>
    <style:style style:name="P13" style:family="paragraph" style:parent-style-name="Standard">
      <style:text-properties officeooo:rsid="002142c5" officeooo:paragraph-rsid="0021d465"/>
    </style:style>
    <style:style style:name="P14" style:family="paragraph" style:parent-style-name="Standard">
      <style:text-properties officeooo:rsid="0021d465" officeooo:paragraph-rsid="0021d465"/>
    </style:style>
    <style:style style:name="P15" style:family="paragraph" style:parent-style-name="Standard">
      <style:text-properties officeooo:rsid="0023cedb" officeooo:paragraph-rsid="0023cedb"/>
    </style:style>
    <style:style style:name="P16" style:family="paragraph" style:parent-style-name="Standard">
      <style:text-properties officeooo:rsid="0024cc32" officeooo:paragraph-rsid="0024cc32"/>
    </style:style>
    <style:style style:name="P17" style:family="paragraph" style:parent-style-name="Standard">
      <style:text-properties officeooo:rsid="0024cc32" officeooo:paragraph-rsid="001f77a3"/>
    </style:style>
    <style:style style:name="P18" style:family="paragraph" style:parent-style-name="Standard">
      <style:text-properties officeooo:rsid="0024ecf6" officeooo:paragraph-rsid="0024ecf6"/>
    </style:style>
    <style:style style:name="P19" style:family="paragraph" style:parent-style-name="Standard">
      <style:text-properties officeooo:rsid="00261554" officeooo:paragraph-rsid="00261554"/>
    </style:style>
    <style:style style:name="P20" style:family="paragraph" style:parent-style-name="Standard">
      <style:paragraph-properties fo:break-before="page"/>
      <style:text-properties officeooo:rsid="001f77a3" officeooo:paragraph-rsid="001f77a3"/>
    </style:style>
    <style:style style:name="P21" style:family="paragraph">
      <style:paragraph-properties fo:text-align="center"/>
    </style:style>
    <style:style style:name="P22" style:family="paragraph">
      <loext:graphic-properties draw:fill-color="#ffffff"/>
      <style:paragraph-properties fo:text-align="center"/>
    </style:style>
    <style:style style:name="P23" style:family="paragraph">
      <loext:graphic-properties draw:fill-color="#6666ff"/>
      <style:paragraph-properties fo:text-align="center"/>
    </style:style>
    <style:style style:name="P24" style:family="paragraph">
      <loext:graphic-properties draw:fill="none" draw:fill-color="#ffffff"/>
    </style:style>
    <style:style style:name="P25" style:family="paragraph">
      <loext:graphic-properties draw:fill="none" draw:fill-color="#ffffff"/>
      <style:text-properties fo:font-size="12pt"/>
    </style:style>
    <style:style style:name="T1" style:family="text">
      <style:text-properties officeooo:rsid="001b5aae"/>
    </style:style>
    <style:style style:name="T2" style:family="text">
      <style:text-properties style:text-position="super 58%"/>
    </style:style>
    <style:style style:name="T3" style:family="text">
      <style:text-properties style:text-position="super 58%" officeooo:rsid="001d5741"/>
    </style:style>
    <style:style style:name="T4" style:family="text">
      <style:text-properties style:text-position="super 58%" officeooo:rsid="002142c5"/>
    </style:style>
    <style:style style:name="T5" style:family="text">
      <style:text-properties style:text-position="super 58%" officeooo:rsid="0021d465"/>
    </style:style>
    <style:style style:name="T6" style:family="text">
      <style:text-properties officeooo:rsid="001bd351"/>
    </style:style>
    <style:style style:name="T7" style:family="text">
      <style:text-properties fo:color="#6666ff" officeooo:rsid="001bd351"/>
    </style:style>
    <style:style style:name="T8" style:family="text">
      <style:text-properties officeooo:rsid="001d5741"/>
    </style:style>
    <style:style style:name="T9" style:family="text">
      <style:text-properties officeooo:rsid="001d80ed"/>
    </style:style>
    <style:style style:name="T10" style:family="text">
      <style:text-properties officeooo:rsid="001ee774"/>
    </style:style>
    <style:style style:name="T11" style:family="text">
      <style:text-properties fo:font-style="italic" style:font-style-asian="italic" style:font-style-complex="italic"/>
    </style:style>
    <style:style style:name="T12" style:family="text">
      <style:text-properties officeooo:rsid="002142c5"/>
    </style:style>
    <style:style style:name="T13" style:family="text">
      <style:text-properties officeooo:rsid="0021d465"/>
    </style:style>
    <style:style style:name="T14" style:family="text">
      <style:text-properties style:text-position="sub 58%" officeooo:rsid="0021d465"/>
    </style:style>
    <style:style style:name="T15" style:family="text">
      <style:text-properties officeooo:rsid="0024cc32"/>
    </style:style>
    <style:style style:name="T16" style:family="text">
      <style:text-properties fo:font-size="10pt" style:font-size-asian="10pt" style:font-size-complex="10pt"/>
    </style:style>
    <style:style style:name="T17" style:family="text">
      <style:text-properties fo:font-size="12pt"/>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style>
    <style:style style:name="gr3" style:family="graphic">
      <style:graphic-properties svg:stroke-width="0.0201in" svg:stroke-color="#000000" draw:marker-start-width="0.1689in" draw:marker-end-width="0.1689in" draw:fill-color="#ffffff" draw:textarea-horizontal-align="justify" draw:textarea-vertical-align="middle" draw:auto-grow-height="false" fo:min-height="0.0807in" fo:min-width="0.0807in" fo:padding-top="0.0098in" fo:padding-bottom="0.0098in" fo:padding-left="0.0098in" fo:padding-right="0.0098in" style:run-through="foreground"/>
    </style:style>
    <style:style style:name="gr4" style:family="graphic">
      <style:graphic-properties svg:stroke-width="0.0201in" svg:stroke-color="#000000" draw:marker-start-width="0.1689in" draw:marker-end-width="0.1689in" draw:fill-color="#6666ff" draw:textarea-horizontal-align="justify" draw:textarea-vertical-align="middle" draw:auto-grow-height="false" fo:min-height="0.0807in" fo:min-width="0.0807in" fo:padding-top="0.0098in" fo:padding-bottom="0.0098in" fo:padding-left="0.0098in" fo:padding-right="0.0098in" style:run-through="foreground"/>
    </style:style>
    <style:style style:name="gr5" style:family="graphic">
      <style:graphic-properties draw:stroke="none" svg:stroke-color="#000000" draw:fill="none" draw:fill-color="#ffffff" fo:min-height="0.2283in" style:run-through="foreground"/>
    </style:style>
    <style:style style:name="gr6" style:family="graphic">
      <style:graphic-properties draw:stroke="none" svg:stroke-color="#000000" draw:fill="none" draw:fill-color="#ffffff" fo:min-height="0.2673in" style:run-through="foreground"/>
    </style:style>
    <style:style style:name="gr7" style:family="graphic">
      <style:graphic-properties draw:stroke="none" svg:stroke-color="#000000" draw:fill="none" draw:fill-color="#ffffff" fo:min-height="0.1516in" style:run-through="foreground"/>
    </style:style>
    <style:style style:name="gr8"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ffff" draw:textarea-horizontal-align="justify" draw:textarea-vertical-align="middle" draw:auto-grow-height="false" fo:min-height="0.0807in" fo:min-width="0.0807in" fo:padding-top="0.0098in" fo:padding-bottom="0.0098in" fo:padding-left="0.0098in" fo:padding-right="0.0098in" style:run-through="foreground" style:vertical-pos="from-top" style:vertical-rel="paragraph" style:horizontal-pos="from-left" style:horizontal-rel="paragraph"/>
    </style:style>
    <style:style style:name="gr10" style:family="graphic">
      <style:graphic-properties svg:stroke-width="0.0201in" svg:stroke-color="#000000" draw:marker-start-width="0.1689in" draw:marker-end-width="0.1689in" draw:fill-color="#6666ff" draw:textarea-horizontal-align="justify" draw:textarea-vertical-align="middle" draw:auto-grow-height="false" fo:min-height="0.0807in" fo:min-width="0.0807in" fo:padding-top="0.0098in" fo:padding-bottom="0.0098in" fo:padding-left="0.0098in" fo:padding-right="0.0098in" style:run-through="foreground" style:vertical-pos="from-top" style:vertical-rel="paragraph" style:horizontal-pos="from-left" style:horizontal-rel="paragraph"/>
    </style:style>
    <style:style style:name="gr11" style:family="graphic">
      <style:graphic-properties draw:stroke="dash" draw:stroke-dash="Fine_20_Dashed" svg:stroke-width="0.0201in"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motopy Physics and <text:span text:style-name="T1">Avatars</text:span></text:p>
      <text:p text:style-name="P3">by Sven Nilsen, 2021</text:p>
      <text:p text:style-name="P2"/>
      <text:p text:style-name="P4">In this paper I show why avatars occur in Homotopy Physics.</text:p>
      <text:p text:style-name="P2"/>
      <text:p text:style-name="P2">Assume some homotopy map of the following type in Homotopy Physics<text:span text:style-name="T2"><text:reference-ref text:reference-format="text" text:ref-name="homotopy physics">[1]</text:reference-ref></text:span>:</text:p>
      <text:p text:style-name="P2"/>
      <text:p text:style-name="P2"><text:tab/><text:span text:style-name="T6">f : </text:span>I<text:span text:style-name="T2">2</text:span> → ℂ</text:p>
      <text:p text:style-name="P2"/>
      <text:p text:style-name="P2">This homotopy map is continuous everywhere except at one corner <text:span text:style-name="T8">`f(1, 1)`</text:span> <text:span text:style-name="T6">(the </text:span><text:span text:style-name="T7">blue</text:span><text:span text:style-name="T6"> dot)</text:span>:</text:p>
      <text:p text:style-name="P2"/>
      <text:p text:style-name="P2"/>
      <text:p text:style-name="P2"><draw:g text:anchor-type="paragraph" draw:z-index="0" draw:style-name="gr1"><draw:line draw:name="Shape2" draw:style-name="gr2" draw:text-style-name="P21" svg:x1="3.7713in" svg:y1="0.0583in" svg:x2="3.763in" svg:y2="1.1445in"><text:p/></draw:line><draw:line draw:name="Shape2" draw:style-name="gr2" draw:text-style-name="P21" svg:x1="2.6764in" svg:y1="1.1445in" svg:x2="3.739in" svg:y2="1.1283in"><text:p/></draw:line><draw:line draw:name="Shape2" draw:style-name="gr2" draw:text-style-name="P21" svg:x1="2.6846in" svg:y1="0.0583in" svg:x2="2.6764in" svg:y2="1.1445in"><text:p/></draw:line><draw:line draw:name="Shape2" draw:style-name="gr2" draw:text-style-name="P21" svg:x1="2.6846in" svg:y1="0.0583in" svg:x2="3.7472in" svg:y2="0.0421in"><text:p/></draw:line><draw:custom-shape draw:name="Shape1" draw:style-name="gr3" draw:text-style-name="P22" svg:width="0.1421in" svg:height="0.1421in" svg:x="2.613in" svg:y="-0.01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3" draw:text-style-name="P22" svg:width="0.1421in" svg:height="0.1421in" svg:x="3.7in" svg:y="-0.01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3" draw:text-style-name="P22" svg:width="0.1421in" svg:height="0.1421in" svg:x="2.6043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4" draw:text-style-name="P23" svg:width="0.1421in" svg:height="0.1421in" svg:x="3.6992in" svg:y="1.0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3" draw:style-name="gr5" draw:text-style-name="P24" svg:width="0.2449in" svg:height="0.2287in" svg:x="3.1654in" svg:y="0.4283in"><draw:text-box><text:p>f</text:p></draw:text-box></draw:frame><draw:frame draw:name="Shape4" draw:style-name="gr6" draw:text-style-name="P24" svg:width="0.4252in" svg:height="0.2677in" svg:x="2.1417in" svg:y="-0.2181in"><draw:text-box><text:p>f(0, 0)</text:p></draw:text-box></draw:frame><draw:frame draw:name="Shape4" draw:style-name="gr6" draw:text-style-name="P24" svg:width="0.4252in" svg:height="0.2677in" svg:x="3.8894in" svg:y="-0.2181in"><draw:text-box><text:p>f(1, 0)</text:p></draw:text-box></draw:frame><draw:frame draw:name="Shape4" draw:style-name="gr6" draw:text-style-name="P24" svg:width="0.4252in" svg:height="0.2677in" svg:x="2.1409in" svg:y="1.0417in"><draw:text-box><text:p>f(0, 1)</text:p></draw:text-box></draw:frame><draw:frame draw:name="Shape4" draw:style-name="gr7" draw:text-style-name="P25" svg:width="0.4252in" svg:height="0.1925in" svg:x="3.9217in" svg:y="1.0685in"><draw:text-box><text:p><text:span text:style-name="T17">f(1, 1)</text:span></text:p></draw:text-box></draw:frame></draw:g></text:p>
      <text:p text:style-name="P2"/>
      <text:p text:style-name="P2"/>
      <text:p text:style-name="P2"/>
      <text:p text:style-name="P2"/>
      <text:p text:style-name="P2"/>
      <text:p text:style-name="P2"/>
      <text:p text:style-name="P2"/>
      <text:p text:style-name="P5">In Homotopy Physics, this 2D function surface `f` is physical.</text:p>
      <text:p text:style-name="P5">Counter intu<text:span text:style-name="T8">i</text:span>tively, a particle is not a point that travels along a single path over the surface.</text:p>
      <text:p text:style-name="P5">Instead, <text:span text:style-name="T10">in this model, </text:span>particles are made up of many such homotopy maps at small scale<text:span text:style-name="T8">s</text:span>.</text:p>
      <text:p text:style-name="P5"/>
      <text:p text:style-name="P9">At first sight, this might seem like an oversimplification.</text:p>
      <text:p text:style-name="P9">However, by modeling physical systems using this technique at high resolution,<text:line-break/>it yields accurate predictions and provides grounding of common sense of physical phenomena.</text:p>
      <text:p text:style-name="P5"/>
      <text:p text:style-name="P7">Seen from the perspective of the surface `f`, the corner `f(1, 1)` is indeterminate.<text:line-break/>However, <text:span text:style-name="T10">seen </text:span>from the perspective of `f(1, 1)` as a point, <text:span text:style-name="T9">it can be treated as another homotopy map:</text:span></text:p>
      <text:p text:style-name="P5"/>
      <text:p text:style-name="P5"><text:tab/><text:span text:style-name="T8">f(1, 1) := (f(→1, 1), f(1, →1))</text:span></text:p>
      <text:p text:style-name="P5"/>
      <text:p text:style-name="P6"><text:tab/><text:span text:style-name="T8">f(1, 1) : I</text:span><text:span text:style-name="T3">0</text:span><text:span text:style-name="T8"> → ℂ</text:span><text:span text:style-name="T3">2</text:span></text:p>
      <text:p text:style-name="P6"/>
      <text:p text:style-name="P8">It takes the two values by approaching the indeterminate point from two directions.</text:p>
      <text:p text:style-name="P8">These two directions are determined by the edge of the function surface.</text:p>
      <text:p text:style-name="P8"/>
      <text:p text:style-name="P9">Every part of the model consists of homotopy maps of type `I<text:span text:style-name="T2">N</text:span> → <text:span text:style-name="T8">ℂ</text:span><text:span text:style-name="T2">M</text:span>`,<text:line-break/>where `N` and `M` are natural numbers.</text:p>
      <text:p text:style-name="P9"/>
      <text:p text:style-name="P9">A node which has no incoming arrows, but has at least one outgoing arrow, is called a <text:span text:style-name="T11">source node</text:span>.</text:p>
      <text:p text:style-name="P9">A node which has no outcoming arrows, but has at least one incoming arrow, is called a <text:span text:style-name="T11">target node</text:span>.</text:p>
      <text:p text:style-name="P9"/>
      <text:p text:style-name="P10">A target node with `M` incoming arrows have `M` complex numbers.</text:p>
      <text:p text:style-name="P10">This property is what makes it possible <text:span text:style-name="T12">for quantum circuits </text:span>to create avatars<text:span text:style-name="T2"><text:reference-ref text:reference-format="text" text:ref-name="avatar extensions">[2]</text:reference-ref></text:span> of <text:span text:style-name="T12">itself</text:span>.</text:p>
      <text:p text:style-name="P20"><draw:line text:anchor-type="paragraph" draw:z-index="1" draw:name="Shape2" draw:style-name="gr8" draw:text-style-name="P21" svg:x1="3.8185in" svg:y1="0.8299in" svg:x2="3.8102in" svg:y2="1.9161in"><text:p/></draw:line><draw:line text:anchor-type="paragraph" draw:z-index="2" draw:name="Shape2" draw:style-name="gr8" draw:text-style-name="P21" svg:x1="2.7236in" svg:y1="1.9161in" svg:x2="3.7862in" svg:y2="1.9in"><text:p/></draw:line><draw:line text:anchor-type="paragraph" draw:z-index="3" draw:name="Shape2" draw:style-name="gr8" draw:text-style-name="P21" svg:x1="2.7319in" svg:y1="0.8299in" svg:x2="2.7236in" svg:y2="1.9161in"><text:p/></draw:line><draw:line text:anchor-type="paragraph" draw:z-index="4" draw:name="Shape2" draw:style-name="gr8" draw:text-style-name="P21" svg:x1="2.7319in" svg:y1="0.8299in" svg:x2="3.7945in" svg:y2="0.8138in"><text:p/></draw:line><draw:custom-shape text:anchor-type="paragraph" draw:z-index="5" draw:name="Shape1" draw:style-name="gr9" draw:text-style-name="P22" svg:width="0.1421in" svg:height="0.1421in" svg:x="2.6602in" svg:y="0.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9" draw:text-style-name="P22" svg:width="0.1421in" svg:height="0.1421in" svg:x="3.7472in" svg:y="0.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9" draw:text-style-name="P22" svg:width="0.1421in" svg:height="0.1421in" svg:x="2.6516in" svg:y="1.8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10" draw:text-style-name="P23" svg:width="0.1421in" svg:height="0.1421in" svg:x="3.7465in" svg:y="1.82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5" draw:style-name="gr11" draw:text-style-name="P21" svg:x1="3.7465in" svg:y1="1.8272in" svg:x2="2.802in" svg:y2="0.8937in"><text:p/></draw:line>Consider the following quantum circuit where the source node leads back to the target node:</text:p>
      <text:p text:style-name="P10"/>
      <text:p text:style-name="P10"/>
      <text:p text:style-name="P10"/>
      <text:p text:style-name="P10"/>
      <text:p text:style-name="P10"/>
      <text:p text:style-name="P10"/>
      <text:p text:style-name="P10"/>
      <text:p text:style-name="P10"/>
      <text:p text:style-name="P10"/>
      <text:p text:style-name="P10"/>
      <text:p text:style-name="P17"/>
      <text:p text:style-name="P10">When the quantum circuit starts running, the source node has 1 complex number.</text:p>
      <text:p text:style-name="P10">After one iteration, the source node has 2 complex numbers.</text:p>
      <text:p text:style-name="P10">After two iterations, the source node has 4 complex numbers.</text:p>
      <text:p text:style-name="P10">etc.</text:p>
      <text:p text:style-name="P16">These paths, where a node tunnels to other nodes, satisfy the Core Axiom of Path Semantics<text:span text:style-name="T2"><text:reference-ref text:reference-format="text" text:ref-name="path semantics">[3]</text:reference-ref></text:span>.</text:p>
      <text:p text:style-name="P10"/>
      <text:p text:style-name="P12">The type of the 2D function surface <text:span text:style-name="T13">`f`</text:span> changes with the number of iterations in the quantum circuit:</text:p>
      <text:p text:style-name="P10"/>
      <text:p text:style-name="P11"><text:tab/><text:span text:style-name="T13">f</text:span><text:span text:style-name="T14">0</text:span><text:span text:style-name="T13"> : I</text:span><text:span text:style-name="T4">2</text:span><text:span text:style-name="T12"> → ℂ<text:tab/><text:tab/>start</text:span></text:p>
      <text:p text:style-name="P11"><text:tab/><text:span text:style-name="T13">f</text:span><text:span text:style-name="T14">1</text:span><text:span text:style-name="T13"> : I</text:span><text:span text:style-name="T4">2</text:span><text:span text:style-name="T12"> → ℂ</text:span><text:span text:style-name="T4">2</text:span><text:span text:style-name="T12"><text:tab/><text:tab/>1 iteration</text:span></text:p>
      <text:p text:style-name="P11"><text:tab/><text:span text:style-name="T13">f</text:span><text:span text:style-name="T14">2</text:span><text:span text:style-name="T13"> : I</text:span><text:span text:style-name="T4">2</text:span><text:span text:style-name="T12"> → ℂ</text:span><text:span text:style-name="T4">4</text:span><text:span text:style-name="T12"><text:tab/><text:tab/>2 iterations</text:span></text:p>
      <text:p text:style-name="P11"><text:tab/><text:span text:style-name="T13">f</text:span><text:span text:style-name="T14">3</text:span><text:span text:style-name="T13"> : I</text:span><text:span text:style-name="T4">2</text:span><text:span text:style-name="T12"> → ℂ</text:span><text:span text:style-name="T4">8</text:span><text:span text:style-name="T12"><text:tab/><text:tab/>3 iterations</text:span></text:p>
      <text:p text:style-name="P12"><text:tab/><text:span text:style-name="T13">f</text:span><text:span text:style-name="T14">X</text:span><text:span text:style-name="T13"> : </text:span>I<text:span text:style-name="T2">2</text:span> → ℂ<text:span text:style-name="T2">(2^X)</text:span><text:tab/><text:tab/>`X` iterations</text:p>
      <text:p text:style-name="P12"/>
      <text:p text:style-name="P12">Each iteration produces two copies of the initial quantum circuit.</text:p>
      <text:p text:style-name="P15">A copy of the initial quantum circuit is called an <text:span text:style-name="T11">avatar</text:span>.</text:p>
      <text:p text:style-name="P15">Avatars can also be used to describe complex quantum circuits that produce copies of simpler circuits.</text:p>
      <text:p text:style-name="P12"/>
      <text:p text:style-name="P13">The rule for introducing avatars <text:span text:style-name="T13">through a quantum circuit </text:span>is that the map from <text:span text:style-name="T13">the target node to the source node must be continuous. This implies that there exists some function `g` that generates new quantum circuits based on previous iterations:</text:span></text:p>
      <text:p text:style-name="P13"/>
      <text:p text:style-name="P13"><text:span text:style-name="T13"><text:tab/>g : <text:s/></text:span>ℂ<text:span text:style-name="T5">X</text:span><text:span text:style-name="T13"> → I</text:span><text:span text:style-name="T5">2</text:span><text:span text:style-name="T13"> → </text:span>ℂ<text:span text:style-name="T5">X</text:span></text:p>
      <text:p text:style-name="P12"/>
      <text:p text:style-name="P14">The function `g` is called the <text:span text:style-name="T11">generator</text:span> on `f`.</text:p>
      <text:p text:style-name="P14"/>
      <text:p text:style-name="P14">In general, a generator has the type:</text:p>
      <text:p text:style-name="P14"/>
      <text:p text:style-name="P14"><text:tab/>(I<text:span text:style-name="T2">N0</text:span> → <text:span text:style-name="T12">ℂ</text:span><text:span text:style-name="T2">M0</text:span>) → (I<text:span text:style-name="T2">N1</text:span> → <text:span text:style-name="T12">ℂ</text:span><text:span text:style-name="T2">M1</text:span>)</text:p>
      <text:p text:style-name="P14"/>
      <text:p text:style-name="P14">Where `N0, M0, N1, M1` are natural numbers.</text:p>
      <text:p text:style-name="P14"/>
      <text:p text:style-name="P15">Using the Path Integral Formulation<text:span text:style-name="T2"><text:reference-ref text:reference-format="text" text:ref-name="path integral formulation">[4]</text:reference-ref></text:span> of quantum mechanics, one can derive rules for generators based on the setup of the experiment. The calculations of probabilities in Homotopy Physics are the same as in the Path Integral Formulation. The difference is conceptual and in the creativity of these models. Whole physical systems might be treated as quantum circuits that produces self similar quantum circuits. <text:span text:style-name="T15">Homotopy Physics provides intuition for physical self reproduction through space-time.</text:span></text:p>
      <text:h text:style-name="P1" text:outline-level="3">References:</text:h>
      <text:p text:style-name="P16"/>
      <text:p text:style-name="P18"><text:reference-mark-start text:name="homotopy physics"/>[1]<text:reference-mark-end text:name="homotopy physics"/><text:tab/>“Homotopy Physics”</text:p>
      <text:p text:style-name="P18"><text:tab/>AdvancedResearch – Reading sequence on Homotopy Physics</text:p>
      <text:p text:style-name="P18"><text:tab/><text:a xlink:type="simple" xlink:href="https://github.com/advancedresearch/path_semantics/blob/master/sequences.md#homotopy-physics" text:style-name="Internet_20_link" text:visited-style-name="Visited_20_Internet_20_Link"><text:span text:style-name="T16">https://github.com/advancedresearch/path_semantics/blob/master/sequences.md#homotopy-physics</text:span></text:a></text:p>
      <text:p text:style-name="P18"/>
      <text:p text:style-name="P19"><text:reference-mark-start text:name="avatar extensions"/>[2]<text:reference-mark-end text:name="avatar extensions"/><text:tab/>“Avatar Extensions”</text:p>
      <text:p text:style-name="P19"><text:tab/>AdvancedResearch – Summary page on Avatar Extensions</text:p>
      <text:p text:style-name="P19"><text:tab/><text:a xlink:type="simple" xlink:href="https://advancedresearch.github.io/avatar-extensions/summary.html" text:style-name="Internet_20_link" text:visited-style-name="Visited_20_Internet_20_Link"><text:span text:style-name="T16">https://advancedresearch.github.io/avatar-extensions/summary.html</text:span></text:a></text:p>
      <text:p text:style-name="P19"/>
      <text:p text:style-name="P19"><text:reference-mark-start text:name="path semantics"/>[3]<text:reference-mark-end text:name="path semantics"/><text:tab/>“Path Semantics”</text:p>
      <text:p text:style-name="P19"><text:tab/>Sven Nilsen, 2016-2019</text:p>
      <text:p text:style-name="P19"><text:tab/><text:a xlink:type="simple" xlink:href="https://github.com/advancedresearch/path_semantics/blob/master/papers-wip/path-semantics.pdf" text:style-name="Internet_20_link" text:visited-style-name="Visited_20_Internet_20_Link"><text:span text:style-name="T16">https://github.com/advancedresearch/path_semantics/blob/master/papers-wip/path-semantics.pdf</text:span></text:a></text:p>
      <text:p text:style-name="P19"/>
      <text:p text:style-name="P19"><text:reference-mark-start text:name="path integral formulation"/>[4]<text:reference-mark-end text:name="path integral formulation"/><text:tab/>“Path integral formulation”</text:p>
      <text:p text:style-name="P19"><text:tab/>Wikipedia</text:p>
      <text:p text:style-name="P19"><text:tab/><text:a xlink:type="simple" xlink:href="https://en.wikipedia.org/wiki/Path_integral_formulation" text:style-name="Internet_20_link" text:visited-style-name="Visited_20_Internet_20_Link"><text:span text:style-name="T16">https://en.wikipedia.org/wiki/Path_integral_formulation</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1T12:52:36.466595000</meta:creation-date>
    <dc:date>2021-08-12T15:28:26.871046000</dc:date>
    <meta:editing-duration>PT16M2S</meta:editing-duration>
    <meta:editing-cycles>1</meta:editing-cycles>
    <meta:document-statistic meta:table-count="0" meta:image-count="0" meta:object-count="0" meta:page-count="3" meta:paragraph-count="56" meta:word-count="622" meta:character-count="3928" meta:non-whitespace-character-count="3336"/>
    <meta:generator>LibreOffice/5.1.2.2$MacOSX_X86_64 LibreOffice_project/d3bf12ecb743fc0d20e0be0c58ca359301eb705f</meta:generator>
  </office:meta>
</office:document-meta>
</file>